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2cd" officeooo:paragraph-rsid="001842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ting Li</meta:initial-creator>
    <meta:creation-date>2017-01-21T10:52:00.152098497</meta:creation-date>
    <dc:date>2017-01-21T10:53:21.233432609</dc:date>
    <dc:creator>Yanting Li</dc:creator>
    <meta:editing-duration>PT1M2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3.3.2$Linux_X86_64 LibreOffice_project/430m0$Build-2</meta:generator>
  </office:meta>
</office:document-meta>
</file>